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an_15_3_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633.185" calcext:value-type="float">
            <text:p>142633.185</text:p>
          </table:table-cell>
          <table:table-cell office:value-type="float" office:value="142633.06" calcext:value-type="float">
            <text:p>142633.06</text:p>
          </table:table-cell>
          <table:table-cell office:value-type="float" office:value="0" calcext:value-type="float">
            <text:p>0.00</text:p>
          </table:table-cell>
          <table:table-cell office:value-type="float" office:value="13.691" calcext:value-type="float">
            <text:p>13.691</text:p>
          </table:table-cell>
          <table:table-cell office:value-type="float" office:value="13.692" calcext:value-type="float">
            <text:p>13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3810.387" calcext:value-type="float">
            <text:p>143810.387</text:p>
          </table:table-cell>
          <table:table-cell office:value-type="float" office:value="143810.351" calcext:value-type="float">
            <text:p>143810.35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6.892" calcext:value-type="float">
            <text:p>16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9490.383" calcext:value-type="float">
            <text:p>139490.383</text:p>
          </table:table-cell>
          <table:table-cell office:value-type="float" office:value="139489.075" calcext:value-type="float">
            <text:p>139489.075</text:p>
          </table:table-cell>
          <table:table-cell office:value-type="float" office:value="0.001" calcext:value-type="float">
            <text:p>0.00</text:p>
          </table:table-cell>
          <table:table-cell table:number-columns-repeated="2" office:value-type="float" office:value="12.334" calcext:value-type="float">
            <text:p>12.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649.074" calcext:value-type="float">
            <text:p>140649.074</text:p>
          </table:table-cell>
          <table:table-cell office:value-type="float" office:value="-0" calcext:value-type="float">
            <text:p>0.00</text:p>
          </table:table-cell>
          <table:table-cell office:value-type="float" office:value="15.202" calcext:value-type="float">
            <text:p>15.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194.765" calcext:value-type="float">
            <text:p>140194.765</text:p>
          </table:table-cell>
          <table:table-cell office:value-type="float" office:value="140194.761" calcext:value-type="float">
            <text:p>140194.761</text:p>
          </table:table-cell>
          <table:table-cell office:value-type="float" office:value="0" calcext:value-type="float">
            <text:p>0.00</text:p>
          </table:table-cell>
          <table:table-cell office:value-type="float" office:value="13.473" calcext:value-type="float">
            <text:p>13.473</text:p>
          </table:table-cell>
          <table:table-cell office:value-type="float" office:value="13.474" calcext:value-type="float">
            <text:p>13.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6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274.817" calcext:value-type="float">
            <text:p>157274.817</text:p>
          </table:table-cell>
          <table:table-cell office:value-type="float" office:value="157261.941" calcext:value-type="float">
            <text:p>157261.941</text:p>
          </table:table-cell>
          <table:table-cell office:value-type="float" office:value="0.008" calcext:value-type="float">
            <text:p>0.01</text:p>
          </table:table-cell>
          <table:table-cell table:number-columns-repeated="2" office:value-type="float" office:value="47.874" calcext:value-type="float">
            <text:p>47.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7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9221.783" calcext:value-type="float">
            <text:p>169221.783</text:p>
          </table:table-cell>
          <table:table-cell office:value-type="float" office:value="169208.054" calcext:value-type="float">
            <text:p>169208.054</text:p>
          </table:table-cell>
          <table:table-cell table:style-name="ce2" office:value-type="float" office:value="0.008" calcext:value-type="float">
            <text:p>0.008</text:p>
          </table:table-cell>
          <table:table-cell table:number-columns-repeated="2" office:value-type="float" office:value="73.033" calcext:value-type="float">
            <text:p>73.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8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5808.5" calcext:value-type="float">
            <text:p>155808.5</text:p>
          </table:table-cell>
          <table:table-cell office:value-type="float" office:value="155805.016" calcext:value-type="float">
            <text:p>155805.016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47.294" calcext:value-type="float">
            <text:p>47.294</text:p>
          </table:table-cell>
          <table:table-cell office:value-type="float" office:value="47.295" calcext:value-type="float">
            <text:p>47.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9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9082.291" calcext:value-type="float">
            <text:p>159082.291</text:p>
          </table:table-cell>
          <table:table-cell office:value-type="float" office:value="159070.995" calcext:value-type="float">
            <text:p>159070.995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66.89" calcext:value-type="float">
            <text:p>66.89</text:p>
          </table:table-cell>
          <table:table-cell office:value-type="float" office:value="66.891" calcext:value-type="float">
            <text:p>66.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0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3216.248" calcext:value-type="float">
            <text:p>163216.248</text:p>
          </table:table-cell>
          <table:table-cell office:value-type="float" office:value="163204.919" calcext:value-type="float">
            <text:p>163204.919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39.561" calcext:value-type="float">
            <text:p>39.561</text:p>
          </table:table-cell>
          <table:table-cell office:value-type="float" office:value="39.562" calcext:value-type="float">
            <text:p>39.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1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785.185" calcext:value-type="float">
            <text:p>152785.185</text:p>
          </table:table-cell>
          <table:table-cell office:value-type="float" office:value="152774.174" calcext:value-type="float">
            <text:p>152774.174</text:p>
          </table:table-cell>
          <table:table-cell table:style-name="ce2" office:value-type="float" office:value="0.007" calcext:value-type="float">
            <text:p>0.007</text:p>
          </table:table-cell>
          <table:table-cell table:number-columns-repeated="2" office:value-type="float" office:value="134.137" calcext:value-type="float">
            <text:p>134.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2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8472.769" calcext:value-type="float">
            <text:p>168472.769</text:p>
          </table:table-cell>
          <table:table-cell office:value-type="float" office:value="168459.101" calcext:value-type="float">
            <text:p>168459.101</text:p>
          </table:table-cell>
          <table:table-cell table:style-name="ce2" office:value-type="float" office:value="0.008" calcext:value-type="float">
            <text:p>0.008</text:p>
          </table:table-cell>
          <table:table-cell office:value-type="float" office:value="32.376" calcext:value-type="float">
            <text:p>32.376</text:p>
          </table:table-cell>
          <table:table-cell office:value-type="float" office:value="32.377" calcext:value-type="float">
            <text:p>32.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3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9883.576" calcext:value-type="float">
            <text:p>159883.576</text:p>
          </table:table-cell>
          <table:table-cell office:value-type="float" office:value="159872.977" calcext:value-type="float">
            <text:p>159872.977</text:p>
          </table:table-cell>
          <table:table-cell table:style-name="ce2" office:value-type="float" office:value="0.007" calcext:value-type="float">
            <text:p>0.007</text:p>
          </table:table-cell>
          <table:table-cell office:value-type="float" office:value="126.29" calcext:value-type="float">
            <text:p>126.29</text:p>
          </table:table-cell>
          <table:table-cell office:value-type="float" office:value="126.291" calcext:value-type="float">
            <text:p>126.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4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2463.973" calcext:value-type="float">
            <text:p>162463.973</text:p>
          </table:table-cell>
          <table:table-cell office:value-type="float" office:value="162460.677" calcext:value-type="float">
            <text:p>162460.677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111.984" calcext:value-type="float">
            <text:p>111.984</text:p>
          </table:table-cell>
          <table:table-cell office:value-type="float" office:value="111.985" calcext:value-type="float">
            <text:p>111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15_3_15</text:p>
          </table:table-cell>
          <table:table-cell office:value-type="string" calcext:value-type="string">
            <text:p>Va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0388.455" calcext:value-type="float">
            <text:p>160388.455</text:p>
          </table:table-cell>
          <table:table-cell office:value-type="float" office:value="160380.897" calcext:value-type="float">
            <text:p>160380.897</text:p>
          </table:table-cell>
          <table:table-cell table:style-name="ce2" office:value-type="float" office:value="0.005" calcext:value-type="float">
            <text:p>0.005</text:p>
          </table:table-cell>
          <table:table-cell table:number-columns-repeated="2" office:value-type="float" office:value="141.93" calcext:value-type="float">
            <text:p>141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5086.061" calcext:value-type="float">
            <text:p>145086.061</text:p>
          </table:table-cell>
          <table:table-cell office:value-type="float" office:value="145080.286" calcext:value-type="float">
            <text:p>145080.286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344.567" calcext:value-type="float">
            <text:p>344.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6990.437" calcext:value-type="float">
            <text:p>156990.437</text:p>
          </table:table-cell>
          <table:table-cell office:value-type="float" office:value="156983.704" calcext:value-type="float">
            <text:p>156983.704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328.752" calcext:value-type="float">
            <text:p>328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5598.627" calcext:value-type="float">
            <text:p>155598.627</text:p>
          </table:table-cell>
          <table:table-cell office:value-type="float" office:value="155592.943" calcext:value-type="float">
            <text:p>155592.943</text:p>
          </table:table-cell>
          <table:table-cell table:style-name="ce2" office:value-type="float" office:value="0.004" calcext:value-type="float">
            <text:p>0.004</text:p>
          </table:table-cell>
          <table:table-cell office:value-type="float" office:value="324.186" calcext:value-type="float">
            <text:p>324.186</text:p>
          </table:table-cell>
          <table:table-cell office:value-type="float" office:value="324.187" calcext:value-type="float">
            <text:p>324.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8050.94" calcext:value-type="float">
            <text:p>148050.94</text:p>
          </table:table-cell>
          <table:table-cell office:value-type="float" office:value="148044.93" calcext:value-type="float">
            <text:p>148044.93</text:p>
          </table:table-cell>
          <table:table-cell table:style-name="ce2" office:value-type="float" office:value="0.004" calcext:value-type="float">
            <text:p>0.004</text:p>
          </table:table-cell>
          <table:table-cell office:value-type="float" office:value="397.349" calcext:value-type="float">
            <text:p>397.349</text:p>
          </table:table-cell>
          <table:table-cell office:value-type="float" office:value="397.35" calcext:value-type="float">
            <text:p>39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9617.207" calcext:value-type="float">
            <text:p>159617.207</text:p>
          </table:table-cell>
          <table:table-cell office:value-type="float" office:value="159610.751" calcext:value-type="float">
            <text:p>159610.751</text:p>
          </table:table-cell>
          <table:table-cell table:style-name="ce2" office:value-type="float" office:value="0.004" calcext:value-type="float">
            <text:p>0.004</text:p>
          </table:table-cell>
          <table:table-cell table:number-columns-repeated="2" office:value-type="float" office:value="408.163" calcext:value-type="float">
            <text:p>408.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6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0454.061" calcext:value-type="float">
            <text:p>170454.061</text:p>
          </table:table-cell>
          <table:table-cell office:value-type="float" office:value="170432.46" calcext:value-type="float">
            <text:p>170432.46</text:p>
          </table:table-cell>
          <table:table-cell table:style-name="ce2" office:value-type="float" office:value="0.013" calcext:value-type="float">
            <text:p>0.013</text:p>
          </table:table-cell>
          <table:table-cell office:value-type="float" office:value="4209.417" calcext:value-type="float">
            <text:p>4209.417</text:p>
          </table:table-cell>
          <table:table-cell office:value-type="float" office:value="4209.418" calcext:value-type="float">
            <text:p>4209.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7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6732.334" calcext:value-type="float">
            <text:p>166732.334</text:p>
          </table:table-cell>
          <table:table-cell office:value-type="float" office:value="166702.893" calcext:value-type="float">
            <text:p>166702.893</text:p>
          </table:table-cell>
          <table:table-cell table:style-name="ce2" office:value-type="float" office:value="0.018" calcext:value-type="float">
            <text:p>0.018</text:p>
          </table:table-cell>
          <table:table-cell office:value-type="float" office:value="2495.754" calcext:value-type="float">
            <text:p>2495.754</text:p>
          </table:table-cell>
          <table:table-cell office:value-type="float" office:value="2495.756" calcext:value-type="float">
            <text:p>2495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8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7800.281" calcext:value-type="float">
            <text:p>157800.281</text:p>
          </table:table-cell>
          <table:table-cell office:value-type="float" office:value="157773.959" calcext:value-type="float">
            <text:p>157773.959</text:p>
          </table:table-cell>
          <table:table-cell table:style-name="ce2" office:value-type="float" office:value="0.017" calcext:value-type="float">
            <text:p>0.017</text:p>
          </table:table-cell>
          <table:table-cell office:value-type="float" office:value="2569.767" calcext:value-type="float">
            <text:p>2569.767</text:p>
          </table:table-cell>
          <table:table-cell office:value-type="float" office:value="4011.503" calcext:value-type="float">
            <text:p>4011.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9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5554.017" calcext:value-type="float">
            <text:p>165554.017</text:p>
          </table:table-cell>
          <table:table-cell office:value-type="float" office:value="165521.425" calcext:value-type="float">
            <text:p>165521.425</text:p>
          </table:table-cell>
          <table:table-cell table:style-name="ce2" office:value-type="float" office:value="0.02" calcext:value-type="float">
            <text:p>0.020</text:p>
          </table:table-cell>
          <table:table-cell office:value-type="float" office:value="1629.762" calcext:value-type="float">
            <text:p>1629.762</text:p>
          </table:table-cell>
          <table:table-cell office:value-type="float" office:value="4391.082" calcext:value-type="float">
            <text:p>4391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0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5693.967" calcext:value-type="float">
            <text:p>165693.967</text:p>
          </table:table-cell>
          <table:table-cell office:value-type="float" office:value="165673.59" calcext:value-type="float">
            <text:p>165673.59</text:p>
          </table:table-cell>
          <table:table-cell table:style-name="ce2" office:value-type="float" office:value="0.012" calcext:value-type="float">
            <text:p>0.012</text:p>
          </table:table-cell>
          <table:table-cell office:value-type="float" office:value="1940.039" calcext:value-type="float">
            <text:p>1940.039</text:p>
          </table:table-cell>
          <table:table-cell office:value-type="float" office:value="3177.188" calcext:value-type="float">
            <text:p>3177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1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0276.175" calcext:value-type="float">
            <text:p>160276.175</text:p>
          </table:table-cell>
          <table:table-cell office:value-type="float" office:value="160250.961" calcext:value-type="float">
            <text:p>160250.961</text:p>
          </table:table-cell>
          <table:table-cell table:style-name="ce2" office:value-type="float" office:value="0.016" calcext:value-type="float">
            <text:p>0.016</text:p>
          </table:table-cell>
          <table:table-cell office:value-type="float" office:value="730.819" calcext:value-type="float">
            <text:p>730.819</text:p>
          </table:table-cell>
          <table:table-cell office:value-type="float" office:value="2154.273" calcext:value-type="float">
            <text:p>2154.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2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8201.065" calcext:value-type="float">
            <text:p>158201.065</text:p>
          </table:table-cell>
          <table:table-cell office:value-type="float" office:value="158179.768" calcext:value-type="float">
            <text:p>158179.768</text:p>
          </table:table-cell>
          <table:table-cell table:style-name="ce2" office:value-type="float" office:value="0.013" calcext:value-type="float">
            <text:p>0.013</text:p>
          </table:table-cell>
          <table:table-cell table:number-columns-repeated="2" office:value-type="float" office:value="2381.342" calcext:value-type="float">
            <text:p>2381.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3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9681.222" calcext:value-type="float">
            <text:p>169681.222</text:p>
          </table:table-cell>
          <table:table-cell office:value-type="float" office:value="169665.996" calcext:value-type="float">
            <text:p>169665.996</text:p>
          </table:table-cell>
          <table:table-cell table:style-name="ce2" office:value-type="float" office:value="0.009" calcext:value-type="float">
            <text:p>0.009</text:p>
          </table:table-cell>
          <table:table-cell office:value-type="float" office:value="1219.203" calcext:value-type="float">
            <text:p>1219.203</text:p>
          </table:table-cell>
          <table:table-cell office:value-type="float" office:value="1880.263" calcext:value-type="float">
            <text:p>1880.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4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5355.814" calcext:value-type="float">
            <text:p>165355.814</text:p>
          </table:table-cell>
          <table:table-cell office:value-type="float" office:value="165335.928" calcext:value-type="float">
            <text:p>165335.928</text:p>
          </table:table-cell>
          <table:table-cell table:style-name="ce2" office:value-type="float" office:value="0.012" calcext:value-type="float">
            <text:p>0.012</text:p>
          </table:table-cell>
          <table:table-cell office:value-type="float" office:value="1148.363" calcext:value-type="float">
            <text:p>1148.363</text:p>
          </table:table-cell>
          <table:table-cell office:value-type="float" office:value="2255.793" calcext:value-type="float">
            <text:p>2255.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30_5_15</text:p>
          </table:table-cell>
          <table:table-cell office:value-type="string" calcext:value-type="string">
            <text:p>Van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8090.5" calcext:value-type="float">
            <text:p>168090.5</text:p>
          </table:table-cell>
          <table:table-cell office:value-type="float" office:value="168059.707" calcext:value-type="float">
            <text:p>168059.707</text:p>
          </table:table-cell>
          <table:table-cell table:style-name="ce2" office:value-type="float" office:value="0.018" calcext:value-type="float">
            <text:p>0.018</text:p>
          </table:table-cell>
          <table:table-cell office:value-type="float" office:value="2212.164" calcext:value-type="float">
            <text:p>2212.164</text:p>
          </table:table-cell>
          <table:table-cell office:value-type="float" office:value="2212.165" calcext:value-type="float">
            <text:p>2212.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1784.498" calcext:value-type="float">
            <text:p>161784.498</text:p>
          </table:table-cell>
          <table:table-cell office:value-type="float" office:value="161777.429" calcext:value-type="float">
            <text:p>161777.429</text:p>
          </table:table-cell>
          <table:table-cell table:style-name="Default" office:value-type="float" office:value="0.004" calcext:value-type="float">
            <text:p>0.004</text:p>
          </table:table-cell>
          <table:table-cell office:value-type="float" office:value="1225.635" calcext:value-type="float">
            <text:p>1225.635</text:p>
          </table:table-cell>
          <table:table-cell office:value-type="float" office:value="1225.636" calcext:value-type="float">
            <text:p>1225.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3225.488" calcext:value-type="float">
            <text:p>163225.488</text:p>
          </table:table-cell>
          <table:table-cell office:value-type="float" office:value="163217.551" calcext:value-type="float">
            <text:p>163217.551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062.987" calcext:value-type="float">
            <text:p>1062.987</text:p>
          </table:table-cell>
          <table:table-cell office:value-type="float" office:value="1062.988" calcext:value-type="float">
            <text:p>1062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810.345" calcext:value-type="float">
            <text:p>153810.345</text:p>
          </table:table-cell>
          <table:table-cell office:value-type="float" office:value="153802.553" calcext:value-type="float">
            <text:p>153802.553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089.438" calcext:value-type="float">
            <text:p>1089.438</text:p>
          </table:table-cell>
          <table:table-cell office:value-type="float" office:value="1089.439" calcext:value-type="float">
            <text:p>1089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0150.306" calcext:value-type="float">
            <text:p>150150.306</text:p>
          </table:table-cell>
          <table:table-cell office:value-type="float" office:value="150143.528" calcext:value-type="float">
            <text:p>150143.528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176.831" calcext:value-type="float">
            <text:p>1176.831</text:p>
          </table:table-cell>
          <table:table-cell office:value-type="float" office:value="1176.832" calcext:value-type="float">
            <text:p>1176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5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3190.146" calcext:value-type="float">
            <text:p>163190.146</text:p>
          </table:table-cell>
          <table:table-cell office:value-type="float" office:value="163182.685" calcext:value-type="float">
            <text:p>163182.685</text:p>
          </table:table-cell>
          <table:table-cell table:style-name="Default" office:value-type="float" office:value="0.005" calcext:value-type="float">
            <text:p>0.005</text:p>
          </table:table-cell>
          <table:table-cell office:value-type="float" office:value="1421.839" calcext:value-type="float">
            <text:p>1421.839</text:p>
          </table:table-cell>
          <table:table-cell office:value-type="float" office:value="1421.84" calcext:value-type="float">
            <text:p>142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6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6040.455" calcext:value-type="float">
            <text:p>166040.455</text:p>
          </table:table-cell>
          <table:table-cell office:value-type="float" office:value="166015.069" calcext:value-type="float">
            <text:p>166015.069</text:p>
          </table:table-cell>
          <table:table-cell table:style-name="Default" office:value-type="float" office:value="0.015" calcext:value-type="float">
            <text:p>0.015</text:p>
          </table:table-cell>
          <table:table-cell office:value-type="float" office:value="6643.745" calcext:value-type="float">
            <text:p>6643.745</text:p>
          </table:table-cell>
          <table:table-cell office:value-type="float" office:value="9105.39" calcext:value-type="float">
            <text:p>910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7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73385.118" calcext:value-type="float">
            <text:p>173385.118</text:p>
          </table:table-cell>
          <table:table-cell office:value-type="float" office:value="173356.951" calcext:value-type="float">
            <text:p>173356.951</text:p>
          </table:table-cell>
          <table:table-cell table:style-name="Default" office:value-type="float" office:value="0.016" calcext:value-type="float">
            <text:p>0.016</text:p>
          </table:table-cell>
          <table:table-cell office:value-type="float" office:value="14591.799" calcext:value-type="float">
            <text:p>14591.799</text:p>
          </table:table-cell>
          <table:table-cell office:value-type="float" office:value="14591.802" calcext:value-type="float">
            <text:p>14591.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8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1252.969" calcext:value-type="float">
            <text:p>171252.969</text:p>
          </table:table-cell>
          <table:table-cell office:value-type="float" office:value="171233.707" calcext:value-type="float">
            <text:p>171233.707</text:p>
          </table:table-cell>
          <table:table-cell table:style-name="Default" office:value-type="float" office:value="0.011" calcext:value-type="float">
            <text:p>0.011</text:p>
          </table:table-cell>
          <table:table-cell office:value-type="float" office:value="11128.654" calcext:value-type="float">
            <text:p>11128.654</text:p>
          </table:table-cell>
          <table:table-cell office:value-type="float" office:value="11128.657" calcext:value-type="float">
            <text:p>11128.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9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4219.463" calcext:value-type="float">
            <text:p>164219.463</text:p>
          </table:table-cell>
          <table:table-cell office:value-type="float" office:value="164191.096" calcext:value-type="float">
            <text:p>164191.096</text:p>
          </table:table-cell>
          <table:table-cell table:style-name="Default" office:value-type="float" office:value="0.017" calcext:value-type="float">
            <text:p>0.017</text:p>
          </table:table-cell>
          <table:table-cell office:value-type="float" office:value="9006.631" calcext:value-type="float">
            <text:p>9006.631</text:p>
          </table:table-cell>
          <table:table-cell office:value-type="float" office:value="9006.634" calcext:value-type="float">
            <text:p>9006.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0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8899.383" calcext:value-type="float">
            <text:p>168899.383</text:p>
          </table:table-cell>
          <table:table-cell office:value-type="float" office:value="168878.273" calcext:value-type="float">
            <text:p>168878.273</text:p>
          </table:table-cell>
          <table:table-cell table:style-name="Default" office:value-type="float" office:value="0.012" calcext:value-type="float">
            <text:p>0.012</text:p>
          </table:table-cell>
          <table:table-cell office:value-type="float" office:value="10520.067" calcext:value-type="float">
            <text:p>10520.067</text:p>
          </table:table-cell>
          <table:table-cell office:value-type="float" office:value="10520.069" calcext:value-type="float">
            <text:p>1052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1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1308.206" calcext:value-type="float">
            <text:p>171308.206</text:p>
          </table:table-cell>
          <table:table-cell office:value-type="float" office:value="171291.663" calcext:value-type="float">
            <text:p>171291.66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1414.723" calcext:value-type="float">
            <text:p>1414.723</text:p>
          </table:table-cell>
          <table:table-cell office:value-type="float" office:value="4710.664" calcext:value-type="float">
            <text:p>4710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2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5764.142" calcext:value-type="float">
            <text:p>175764.142</text:p>
          </table:table-cell>
          <table:table-cell office:value-type="float" office:value="175745.91" calcext:value-type="float">
            <text:p>175745.91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3760.173" calcext:value-type="float">
            <text:p>3760.173</text:p>
          </table:table-cell>
          <table:table-cell office:value-type="float" office:value="4508.557" calcext:value-type="float">
            <text:p>4508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3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3249.862" calcext:value-type="float">
            <text:p>173249.862</text:p>
          </table:table-cell>
          <table:table-cell office:value-type="float" office:value="173238.424" calcext:value-type="float">
            <text:p>173238.424</text:p>
          </table:table-cell>
          <table:table-cell table:style-name="Default" office:value-type="float" office:value="0.007" calcext:value-type="float">
            <text:p>0.007</text:p>
          </table:table-cell>
          <table:table-cell office:value-type="float" office:value="1294.288" calcext:value-type="float">
            <text:p>1294.288</text:p>
          </table:table-cell>
          <table:table-cell office:value-type="float" office:value="1294.289" calcext:value-type="float">
            <text:p>1294.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_60_9_14</text:p>
          </table:table-cell>
          <table:table-cell office:value-type="string" calcext:value-type="string">
            <text:p>Van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3603.716" calcext:value-type="float">
            <text:p>163603.716</text:p>
          </table:table-cell>
          <table:table-cell office:value-type="float" office:value="163585.627" calcext:value-type="float">
            <text:p>163585.627</text:p>
          </table:table-cell>
          <table:table-cell table:style-name="Default" office:value-type="float" office:value="0.011" calcext:value-type="float">
            <text:p>0.011</text:p>
          </table:table-cell>
          <table:table-cell office:value-type="float" office:value="2097.422" calcext:value-type="float">
            <text:p>2097.422</text:p>
          </table:table-cell>
          <table:table-cell office:value-type="float" office:value="4632.871" calcext:value-type="float">
            <text:p>4632.87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Kartal_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52540.007" calcext:value-type="float">
            <text:p>52540.007</text:p>
          </table:table-cell>
          <table:table-cell office:value-type="float" office:value="52538.248" calcext:value-type="float">
            <text:p>52538.248</text:p>
          </table:table-cell>
          <table:table-cell office:value-type="float" office:value="0.003" calcext:value-type="float">
            <text:p>0.003</text:p>
          </table:table-cell>
          <table:table-cell office:value-type="float" office:value="51.891" calcext:value-type="float">
            <text:p>51.891</text:p>
          </table:table-cell>
          <table:table-cell office:value-type="float" office:value="51.892" calcext:value-type="float">
            <text:p>51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91854.836" calcext:value-type="float">
            <text:p>91854.836</text:p>
          </table:table-cell>
          <table:table-cell office:value-type="float" office:value="91826.454" calcext:value-type="float">
            <text:p>91826.454</text:p>
          </table:table-cell>
          <table:table-cell office:value-type="float" office:value="0.031" calcext:value-type="float">
            <text:p>0.031</text:p>
          </table:table-cell>
          <table:table-cell office:value-type="float" office:value="871.979" calcext:value-type="float">
            <text:p>871.979</text:p>
          </table:table-cell>
          <table:table-cell office:value-type="float" office:value="1007.641" calcext:value-type="float">
            <text:p>1007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57949.458" calcext:value-type="float">
            <text:p>57949.458</text:p>
          </table:table-cell>
          <table:table-cell office:value-type="float" office:value="57947.735" calcext:value-type="float">
            <text:p>57947.735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20.283" calcext:value-type="float">
            <text:p>20.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71336.194" calcext:value-type="float">
            <text:p>71336.194</text:p>
          </table:table-cell>
          <table:table-cell office:value-type="float" office:value="71329.112" calcext:value-type="float">
            <text:p>71329.112</text:p>
          </table:table-cell>
          <table:table-cell office:value-type="float" office:value="0.01" calcext:value-type="float">
            <text:p>0.01</text:p>
          </table:table-cell>
          <table:table-cell office:value-type="float" office:value="517.929" calcext:value-type="float">
            <text:p>517.929</text:p>
          </table:table-cell>
          <table:table-cell office:value-type="float" office:value="1007.609" calcext:value-type="float">
            <text:p>1007.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office:value-type="float" office:value="97690.846" calcext:value-type="float">
            <text:p>97690.846</text:p>
          </table:table-cell>
          <table:table-cell office:value-type="float" office:value="97673.428" calcext:value-type="float">
            <text:p>97673.428</text:p>
          </table:table-cell>
          <table:table-cell office:value-type="float" office:value="0.018" calcext:value-type="float">
            <text:p>0.018</text:p>
          </table:table-cell>
          <table:table-cell office:value-type="float" office:value="551.512" calcext:value-type="float">
            <text:p>551.512</text:p>
          </table:table-cell>
          <table:table-cell office:value-type="float" office:value="1005.82" calcext:value-type="float">
            <text:p>100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T</text:p>
          </table:table-cell>
          <table:table-cell office:value-type="float" office:value="7" calcext:value-type="float">
            <text:p>7</text:p>
          </table:table-cell>
          <table:table-cell office:value-type="float" office:value="60229.859" calcext:value-type="float">
            <text:p>60229.859</text:p>
          </table:table-cell>
          <table:table-cell office:value-type="float" office:value="60209.944" calcext:value-type="float">
            <text:p>60209.944</text:p>
          </table:table-cell>
          <table:table-cell office:value-type="float" office:value="0.033" calcext:value-type="float">
            <text:p>0.033</text:p>
          </table:table-cell>
          <table:table-cell office:value-type="float" office:value="913.398" calcext:value-type="float">
            <text:p>913.398</text:p>
          </table:table-cell>
          <table:table-cell office:value-type="float" office:value="1007.173" calcext:value-type="float">
            <text:p>1007.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" calcext:value-type="float">
            <text:p>1</text:p>
          </table:table-cell>
          <table:table-cell office:value-type="float" office:value="49951.675" calcext:value-type="float">
            <text:p>49951.675</text:p>
          </table:table-cell>
          <table:table-cell office:value-type="float" office:value="49824.98" calcext:value-type="float">
            <text:p>49824.98</text:p>
          </table:table-cell>
          <table:table-cell office:value-type="float" office:value="0.254" calcext:value-type="float">
            <text:p>0.254</text:p>
          </table:table-cell>
          <table:table-cell office:value-type="float" office:value="166.955" calcext:value-type="float">
            <text:p>166.955</text:p>
          </table:table-cell>
          <table:table-cell office:value-type="float" office:value="18612.813" calcext:value-type="float">
            <text:p>18612.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2" calcext:value-type="float">
            <text:p>2</text:p>
          </table:table-cell>
          <table:table-cell office:value-type="float" office:value="58759.28" calcext:value-type="float">
            <text:p>58759.28</text:p>
          </table:table-cell>
          <table:table-cell office:value-type="float" office:value="58754.288" calcext:value-type="float">
            <text:p>58754.288</text:p>
          </table:table-cell>
          <table:table-cell office:value-type="float" office:value="0.008" calcext:value-type="float">
            <text:p>0.008</text:p>
          </table:table-cell>
          <table:table-cell office:value-type="float" office:value="277.181" calcext:value-type="float">
            <text:p>277.181</text:p>
          </table:table-cell>
          <table:table-cell office:value-type="float" office:value="912.162" calcext:value-type="float">
            <text:p>912.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3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3" calcext:value-type="float">
            <text:p>3</text:p>
          </table:table-cell>
          <table:table-cell office:value-type="float" office:value="108071.599" calcext:value-type="float">
            <text:p>108071.599</text:p>
          </table:table-cell>
          <table:table-cell office:value-type="float" office:value="108064.121" calcext:value-type="float">
            <text:p>108064.12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13.346" calcext:value-type="float">
            <text:p>13.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4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4" calcext:value-type="float">
            <text:p>4</text:p>
          </table:table-cell>
          <table:table-cell office:value-type="float" office:value="46365.82" calcext:value-type="float">
            <text:p>46365.82</text:p>
          </table:table-cell>
          <table:table-cell office:value-type="float" office:value="46300.835" calcext:value-type="float">
            <text:p>46300.835</text:p>
          </table:table-cell>
          <table:table-cell office:value-type="float" office:value="0.14" calcext:value-type="float">
            <text:p>0.14</text:p>
          </table:table-cell>
          <table:table-cell office:value-type="float" office:value="864.195" calcext:value-type="float">
            <text:p>864.195</text:p>
          </table:table-cell>
          <table:table-cell office:value-type="float" office:value="1007.138" calcext:value-type="float">
            <text:p>1007.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5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5" calcext:value-type="float">
            <text:p>5</text:p>
          </table:table-cell>
          <table:table-cell office:value-type="float" office:value="117301.412" calcext:value-type="float">
            <text:p>117301.412</text:p>
          </table:table-cell>
          <table:table-cell office:value-type="float" office:value="117298.313" calcext:value-type="float">
            <text:p>117298.313</text:p>
          </table:table-cell>
          <table:table-cell office:value-type="float" office:value="0.003" calcext:value-type="float">
            <text:p>0.003</text:p>
          </table:table-cell>
          <table:table-cell office:value-type="float" office:value="230.146" calcext:value-type="float">
            <text:p>230.146</text:p>
          </table:table-cell>
          <table:table-cell office:value-type="float" office:value="230.147" calcext:value-type="float">
            <text:p>230.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6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6" calcext:value-type="float">
            <text:p>6</text:p>
          </table:table-cell>
          <table:table-cell office:value-type="float" office:value="36231.307" calcext:value-type="float">
            <text:p>36231.307</text:p>
          </table:table-cell>
          <table:table-cell office:value-type="float" office:value="36228.787" calcext:value-type="float">
            <text:p>36228.787</text:p>
          </table:table-cell>
          <table:table-cell office:value-type="float" office:value="0.007" calcext:value-type="float">
            <text:p>0.007</text:p>
          </table:table-cell>
          <table:table-cell office:value-type="float" office:value="17.991" calcext:value-type="float">
            <text:p>17.991</text:p>
          </table:table-cell>
          <table:table-cell office:value-type="float" office:value="38.923" calcext:value-type="float">
            <text:p>38.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7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7" calcext:value-type="float">
            <text:p>7</text:p>
          </table:table-cell>
          <table:table-cell office:value-type="float" office:value="41228.802" calcext:value-type="float">
            <text:p>41228.802</text:p>
          </table:table-cell>
          <table:table-cell office:value-type="float" office:value="41154.769" calcext:value-type="float">
            <text:p>41154.769</text:p>
          </table:table-cell>
          <table:table-cell office:value-type="float" office:value="0.18" calcext:value-type="float">
            <text:p>0.18</text:p>
          </table:table-cell>
          <table:table-cell office:value-type="float" office:value="594.375" calcext:value-type="float">
            <text:p>594.375</text:p>
          </table:table-cell>
          <table:table-cell office:value-type="float" office:value="2492.621" calcext:value-type="float">
            <text:p>2492.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8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8" calcext:value-type="float">
            <text:p>8</text:p>
          </table:table-cell>
          <table:table-cell office:value-type="float" office:value="53899.998" calcext:value-type="float">
            <text:p>53899.998</text:p>
          </table:table-cell>
          <table:table-cell office:value-type="float" office:value="53888.377" calcext:value-type="float">
            <text:p>53888.377</text:p>
          </table:table-cell>
          <table:table-cell office:value-type="float" office:value="0.022" calcext:value-type="float">
            <text:p>0.022</text:p>
          </table:table-cell>
          <table:table-cell office:value-type="float" office:value="231.67" calcext:value-type="float">
            <text:p>231.67</text:p>
          </table:table-cell>
          <table:table-cell office:value-type="float" office:value="1012.668" calcext:value-type="float">
            <text:p>1012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9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9" calcext:value-type="float">
            <text:p>9</text:p>
          </table:table-cell>
          <table:table-cell office:value-type="float" office:value="37204.731" calcext:value-type="float">
            <text:p>37204.731</text:p>
          </table:table-cell>
          <table:table-cell office:value-type="float" office:value="37170.595" calcext:value-type="float">
            <text:p>37170.595</text:p>
          </table:table-cell>
          <table:table-cell office:value-type="float" office:value="0.092" calcext:value-type="float">
            <text:p>0.092</text:p>
          </table:table-cell>
          <table:table-cell office:value-type="float" office:value="346.82" calcext:value-type="float">
            <text:p>346.82</text:p>
          </table:table-cell>
          <table:table-cell office:value-type="float" office:value="38328.847" calcext:value-type="float">
            <text:p>38328.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_10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</text:p>
          </table:table-cell>
          <table:table-cell office:value-type="float" office:value="10" calcext:value-type="float">
            <text:p>10</text:p>
          </table:table-cell>
          <table:table-cell office:value-type="float" office:value="41862.736" calcext:value-type="float">
            <text:p>41862.736</text:p>
          </table:table-cell>
          <table:table-cell office:value-type="float" office:value="41834.081" calcext:value-type="float">
            <text:p>41834.081</text:p>
          </table:table-cell>
          <table:table-cell office:value-type="float" office:value="0.068" calcext:value-type="float">
            <text:p>0.068</text:p>
          </table:table-cell>
          <table:table-cell office:value-type="float" office:value="516.235" calcext:value-type="float">
            <text:p>516.235</text:p>
          </table:table-cell>
          <table:table-cell office:value-type="float" office:value="32525.452" calcext:value-type="float">
            <text:p>32525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L_1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1" calcext:value-type="float">
            <text:p>1</text:p>
          </table:table-cell>
          <table:table-cell office:value-type="float" office:value="41352.858" calcext:value-type="float">
            <text:p>41352.858</text:p>
          </table:table-cell>
          <table:table-cell office:value-type="float" office:value="41336.305" calcext:value-type="float">
            <text:p>41336.305</text:p>
          </table:table-cell>
          <table:table-cell office:value-type="float" office:value="0.04" calcext:value-type="float">
            <text:p>0.04</text:p>
          </table:table-cell>
          <table:table-cell office:value-type="float" office:value="117.726" calcext:value-type="float">
            <text:p>117.726</text:p>
          </table:table-cell>
          <table:table-cell office:value-type="float" office:value="39299.161" calcext:value-type="float">
            <text:p>39299.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tal_VTL_2</text:p>
          </table:table-cell>
          <table:table-cell office:value-type="string" calcext:value-type="string">
            <text:p>Kartal</text:p>
          </table:table-cell>
          <table:table-cell office:value-type="string" calcext:value-type="string">
            <text:p>VTL</text:p>
          </table:table-cell>
          <table:table-cell office:value-type="float" office:value="2" calcext:value-type="float">
            <text:p>2</text:p>
          </table:table-cell>
          <table:table-cell office:value-type="float" office:value="55870.012" calcext:value-type="float">
            <text:p>55870.012</text:p>
          </table:table-cell>
          <table:table-cell office:value-type="float" office:value="55865.553" calcext:value-type="float">
            <text:p>55865.553</text:p>
          </table:table-cell>
          <table:table-cell office:value-type="float" office:value="0.008" calcext:value-type="float">
            <text:p>0.008</text:p>
          </table:table-cell>
          <table:table-cell office:value-type="float" office:value="40.838" calcext:value-type="float">
            <text:p>40.838</text:p>
          </table:table-cell>
          <table:table-cell office:value-type="float" office:value="40.839" calcext:value-type="float">
            <text:p>40.83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31:Sheet1.K44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A1:Sheet2.J1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20:18:04.269980419</meta:creation-date>
    <dc:date>2022-05-25T21:18:38.761918241</dc:date>
    <meta:editing-duration>PT42M11S</meta:editing-duration>
    <meta:editing-cycles>1</meta:editing-cycles>
    <meta:document-statistic meta:table-count="2" meta:cell-count="664" meta:object-count="0"/>
    <meta:generator>LibreOffice/7.3.3.2$Linux_X86_64 LibreOffice_project/30$Build-2</meta:generator>
  </office:meta>
</office:document-meta>
</file>